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office:font-face-decls>
  <office:automatic-styles>
    <style:style style:name="ce1" style:family="table-cell" style:parent-style-name="Default" style:data-style-name="N0">
      <style:table-cell-properties style:vertical-align="top" fo:wrap-option="wrap" style:repeat-content="false"/>
      <style:paragraph-properties fo:text-align="start" fo:margin-left="0cm"/>
    </style:style>
    <style:style style:name="ce2" style:family="table-cell" style:parent-style-name="Default" style:data-style-name="N0">
      <style:table-cell-properties style:vertical-align="top" fo:wrap-option="wrap" style:repeat-content="false"/>
      <style:paragraph-properties fo:text-align="start" fo:margin-left="0cm"/>
      <style:text-properties style:font-name="Calibri1" style:font-name-asian="Calibri1" style:font-name-complex="Calibri1"/>
    </style:style>
    <style:style style:name="ce3" style:family="table-cell" style:parent-style-name="Default" style:data-style-name="N0">
      <style:table-cell-properties style:vertical-align="top" fo:wrap-option="wrap" style:repeat-content="false"/>
      <style:paragraph-properties fo:text-align="start" fo:margin-left="0cm"/>
    </style:style>
    <style:style style:name="ce4" style:family="table-cell" style:parent-style-name="Default" style:data-style-name="N3">
      <style:table-cell-properties style:vertical-align="top" fo:wrap-option="wrap" style:repeat-content="false"/>
      <style:paragraph-properties fo:text-align="start" fo:margin-left="0cm"/>
    </style:style>
    <style:style style:name="co1" style:family="table-column">
      <style:table-column-properties fo:break-before="auto" style:column-width="2.32833333333333cm"/>
    </style:style>
    <style:style style:name="co2" style:family="table-column">
      <style:table-column-properties fo:break-before="auto" style:column-width="4.23333333333333cm"/>
    </style:style>
    <style:style style:name="co3" style:family="table-column">
      <style:table-column-properties fo:break-before="auto" style:column-width="2.64583333333333cm"/>
    </style:style>
    <style:style style:name="co4" style:family="table-column">
      <style:table-column-properties fo:break-before="auto" style:column-width="3.730625cm"/>
    </style:style>
    <style:style style:name="co5" style:family="table-column">
      <style:table-column-properties fo:break-before="auto" style:column-width="3.12208333333333cm"/>
    </style:style>
    <style:style style:name="co6" style:family="table-column">
      <style:table-column-properties fo:break-before="auto" style:column-width="2.09020833333333cm"/>
    </style:style>
    <style:style style:name="co7" style:family="table-column">
      <style:table-column-properties fo:break-before="auto" style:column-width="3.20145833333333cm"/>
    </style:style>
    <style:style style:name="co8" style:family="table-column">
      <style:table-column-properties fo:break-before="auto" style:column-width="18.2033333333333cm"/>
    </style:style>
    <style:style style:name="ro1" style:family="table-row">
      <style:table-row-properties style:row-height="15.75pt" style:use-optimal-row-height="true" fo:break-before="auto"/>
    </style:style>
    <style:style style:name="ro2" style:family="table-row">
      <style:table-row-properties style:row-height="78.75pt" style:use-optimal-row-height="true" fo:break-before="auto"/>
    </style:style>
    <style:style style:name="ro3" style:family="table-row">
      <style:table-row-properties style:row-height="110.25pt" style:use-optimal-row-height="true" fo:break-before="auto"/>
    </style:style>
    <style:style style:name="ro4" style:family="table-row">
      <style:table-row-properties style:row-height="126pt" style:use-optimal-row-height="true" fo:break-before="auto"/>
    </style:style>
    <style:style style:name="ro5" style:family="table-row">
      <style:table-row-properties style:row-height="141.75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94.5pt" style:use-optimal-row-height="true" fo:break-before="auto"/>
    </style:style>
    <style:style style:name="ro8" style:family="table-row">
      <style:table-row-properties style:row-height="173.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Hoja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5" table:default-cell-style-name="ce1"/>
        <table:table-column table:style-name="co1" table:number-columns-repeated="15360" table:default-cell-style-name="ce3"/>
        <table:table-row table:style-name="ro1">
          <table:table-cell office:value-type="string" table:style-name="ce1">
            <text:p>idpregrado</text:p>
          </table:table-cell>
          <table:table-cell office:value-type="string" table:style-name="ce1">
            <text:p>nombre</text:p>
          </table:table-cell>
          <table:table-cell office:value-type="string" table:style-name="ce1">
            <text:p>precio</text:p>
          </table:table-cell>
          <table:table-cell office:value-type="string" table:style-name="ce1">
            <text:p>iduniversidad</text:p>
          </table:table-cell>
          <table:table-cell office:value-type="string" table:style-name="ce1">
            <text:p>titulo</text:p>
          </table:table-cell>
          <table:table-cell office:value-type="string" table:style-name="ce1">
            <text:p>disciplina</text:p>
          </table:table-cell>
          <table:table-cell office:value-type="string" table:style-name="ce1">
            <text:p>duración</text:p>
          </table:table-cell>
          <table:table-cell office:value-type="string" table:style-name="ce1">
            <text:p>salariopromedio</text:p>
          </table:table-cell>
          <table:table-cell office:value-type="string" table:style-name="ce2">
            <text:p>descripcion</text:p>
          </table:table-cell>
          <table:table-cell table:number-columns-repeated="16375" table:style-name="ce3"/>
        </table:table-row>
        <table:table-row table:style-name="ro2">
          <table:table-cell office:value-type="float" office:value="1" table:style-name="ce1">
            <text:p>1</text:p>
          </table:table-cell>
          <table:table-cell office:value-type="string" table:style-name="ce1">
            <text:p>Administración de Empresas Agropecuarias</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Administrador de Empresas Agropecuarias</text:p>
          </table:table-cell>
          <table:table-cell office:value-type="string" table:style-name="ce1">
            <text:p>Administrativas</text:p>
          </table:table-cell>
          <table:table-cell office:value-type="float" office:value="10" table:style-name="ce1">
            <text:p>10</text:p>
          </table:table-cell>
          <table:table-cell office:value-type="float" office:value="1831045" table:style-name="ce4">
            <text:p>1.831.045</text:p>
          </table:table-cell>
          <table:table-cell office:value-type="string" table:style-name="ce1">
            <text:p>El programa de Administración de Empresas Agropecuarias tiene como propósito formar profesionales con amplios conocimientos en planificación, finanzas, mercadeo, elaboración de proyectos, control administrativo y comercio exterior. Los Administradores de Empresas Agropecuarias están capacitados técnica y científicamente para aplicar sus conocimientos en la promoción, diseño, planeación y gestión de las empresas agropecuarias.</text:p>
          </table:table-cell>
          <table:table-cell table:number-columns-repeated="16375" table:style-name="ce3"/>
        </table:table-row>
        <table:table-row table:style-name="ro3">
          <table:table-cell office:value-type="float" office:value="2" table:style-name="ce1">
            <text:p>2</text:p>
          </table:table-cell>
          <table:table-cell office:value-type="string" table:style-name="ce1">
            <text:p>Contaduría pública</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Contador Público</text:p>
          </table:table-cell>
          <table:table-cell office:value-type="string" table:style-name="ce1">
            <text:p>Administrativas</text:p>
          </table:table-cell>
          <table:table-cell office:value-type="float" office:value="10" table:style-name="ce1">
            <text:p>10</text:p>
          </table:table-cell>
          <table:table-cell office:value-type="float" office:value="1759999" table:style-name="ce4">
            <text:p>1.759.999</text:p>
          </table:table-cell>
          <table:table-cell office:value-type="string" table:style-name="ce1">
            <text:p>El contador público del Politécnico Colombiano Jaime Isaza Cadavid es un profesional con formación integral y competencias para diagnosticar la situación contable, financiera y administrativa del ente económico y proponer soluciones a los problemas encontrados. El profesional en contaduría pública puede desempeñarse en diferentes actividades profesionales de carácter contable en los sectores público y privado: revisor fiscal, contralor, jefe de contabilidad, jefe de costos, asesor contable y tributario, consultor, auditor externo, auditor interno, auditor tributario, investigador contable, jefe de impuestos, director de control interno y docente universitario.</text:p>
          </table:table-cell>
          <table:table-cell table:number-columns-repeated="16375" table:style-name="ce3"/>
        </table:table-row>
        <table:table-row table:style-name="ro2">
          <table:table-cell office:value-type="float" office:value="3" table:style-name="ce1">
            <text:p>3</text:p>
          </table:table-cell>
          <table:table-cell office:value-type="string" table:style-name="ce1">
            <text:p>Comunicación Audiovisual</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Comunicador Audiovisual</text:p>
          </table:table-cell>
          <table:table-cell office:value-type="string" table:style-name="ce1">
            <text:p>Ciencias sociales y humanas</text:p>
          </table:table-cell>
          <table:table-cell office:value-type="float" office:value="10" table:style-name="ce1">
            <text:p>10</text:p>
          </table:table-cell>
          <table:table-cell office:value-type="float" office:value="1390263" table:style-name="ce4">
            <text:p>1.390.263</text:p>
          </table:table-cell>
          <table:table-cell office:value-type="string" table:style-name="ce1">
            <text:p>El Comunicador Audiovisual es un profesional de las comunicaciones que crea contenidos sobre la base de una metodología orientada a las necesidades del mercado, las ventanas de exhibición y las audiencias. Sus áreas de desarrollo abarcan los aspectos narrativos, de realización y producción audiovisual, elementos estéticos y técnicos de la puesta en escena, procesos de postproducción, así como gestión del negocio audiovisual y generación de emprendimientos.</text:p>
          </table:table-cell>
          <table:table-cell table:number-columns-repeated="16375" table:style-name="ce3"/>
        </table:table-row>
        <table:table-row table:style-name="ro4">
          <table:table-cell office:value-type="float" office:value="4" table:style-name="ce1">
            <text:p>4</text:p>
          </table:table-cell>
          <table:table-cell office:value-type="string" table:style-name="ce1">
            <text:p>Ingeniería Agropecuaria</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Ingeniero Agropecuario</text:p>
          </table:table-cell>
          <table:table-cell office:value-type="string" table:style-name="ce1">
            <text:p>Ingenierías</text:p>
          </table:table-cell>
          <table:table-cell office:value-type="float" office:value="10" table:style-name="ce1">
            <text:p>10</text:p>
          </table:table-cell>
          <table:table-cell office:value-type="float" office:value="1515665" table:style-name="ce4">
            <text:p>1.515.665</text:p>
          </table:table-cell>
          <table:table-cell office:value-type="string" table:style-name="ce1">
            <text:p>El profesional de la Ingeniería Agropecuaria está en capacidad de participar activamente en la definición de políticas y estrategias para el sector agropecuario; asesorar, gestar y administrar empresas del sector agropecuario; desarrollar proyectos para el manejo racional de los recursos naturales; trabajar en procesos de producción agropecuaria que desarrollen el manejo poscosecha de productos y su comercialización; prestar asesoría y asistencia técnica a pequeños, medianos y grandes productores del sector agropecuario; realizar extensión rural con base en tecnologías innovadoras del sector agropecuario con conciencia humanística y criterios de equidad; y participar en investigación básica y aplicada, mediante la conformación de equipos interdisciplinarios.</text:p>
          </table:table-cell>
          <table:table-cell table:number-columns-repeated="16375" table:style-name="ce3"/>
        </table:table-row>
        <table:table-row table:style-name="ro2">
          <table:table-cell office:value-type="float" office:value="5" table:style-name="ce1">
            <text:p>5</text:p>
          </table:table-cell>
          <table:table-cell office:value-type="string" table:style-name="ce1">
            <text:p>Ingeniería de Productividad y Calidad</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Ingeniero de Productividad y Calidad</text:p>
          </table:table-cell>
          <table:table-cell office:value-type="string" table:style-name="ce1">
            <text:p>Ingenierías</text:p>
          </table:table-cell>
          <table:table-cell office:value-type="float" office:value="10" table:style-name="ce1">
            <text:p>10</text:p>
          </table:table-cell>
          <table:table-cell office:value-type="float" office:value="2254215" table:style-name="ce4">
            <text:p>2.254.215</text:p>
          </table:table-cell>
          <table:table-cell office:value-type="string" table:style-name="ce1">
            <text:p>El Ingeniero de Productividad y Calidad del Politécnico Colombiano Jaime Isaza Cadavid es un profesional integral y competente para gestionar la productividad y la calidad en todas las áreas de los sistemas organizacionales, mediante el diseño, planeación, ejecución, control y mejoramiento de los procesos, con criterios de responsabilidad social, equidad, transparencia y respeto, en un marco de desarrollo sustentable.</text:p>
          </table:table-cell>
          <table:table-cell table:number-columns-repeated="16375" table:style-name="ce3"/>
        </table:table-row>
        <table:table-row table:style-name="ro4">
          <table:table-cell office:value-type="float" office:value="6" table:style-name="ce1">
            <text:p>6</text:p>
          </table:table-cell>
          <table:table-cell office:value-type="string" table:style-name="ce1">
            <text:p>Ingeniería en Instrumentación y Control</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Ingeniero en Instrumentación y Control</text:p>
          </table:table-cell>
          <table:table-cell office:value-type="string" table:style-name="ce1">
            <text:p>Ingenierías</text:p>
          </table:table-cell>
          <table:table-cell office:value-type="float" office:value="10" table:style-name="ce1">
            <text:p>10</text:p>
          </table:table-cell>
          <table:table-cell office:value-type="float" office:value="2160210" table:style-name="ce4">
            <text:p>2.160.210</text:p>
          </table:table-cell>
          <table:table-cell office:value-type="string" table:style-name="ce1">
            <text:p>El Ingeniero en Instrumentación y control del Politécnico Colombiano Jaime Isaza Cadavid es un profesional con formación integral y competencias para elaborar, administrar y asesorar proyectos y montajes de automatización de procesos industriales; resolver problemas de automatización y optimizar los sistemas existentes; proponer el desarrollo de nuevas técnicas de control; desarrollar e implementar algoritmos de control utilizando lenguajes de alto y bajo nivel; desarrollar proyectos de investigación en el campo de la medición y el control; utilizar técnicas de inteligencia artificial y robótica en la automatización de procesos de producción y servicios; y diseñar e implementar interfaces para sistemas de adquisición de datos y procesamiento de señales.</text:p>
          </table:table-cell>
          <table:table-cell table:number-columns-repeated="16375" table:style-name="ce3"/>
        </table:table-row>
        <table:table-row table:style-name="ro5">
          <table:table-cell office:value-type="float" office:value="7" table:style-name="ce1">
            <text:p>7</text:p>
          </table:table-cell>
          <table:table-cell office:value-type="string" table:style-name="ce1">
            <text:p>Ingeniería Civil</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 Ingeniero Civil</text:p>
          </table:table-cell>
          <table:table-cell office:value-type="string" table:style-name="ce1">
            <text:p>Ingenierías</text:p>
          </table:table-cell>
          <table:table-cell office:value-type="float" office:value="10" table:style-name="ce1">
            <text:p>10</text:p>
          </table:table-cell>
          <table:table-cell office:value-type="float" office:value="2224342" table:style-name="ce4">
            <text:p>2.224.342</text:p>
          </table:table-cell>
          <table:table-cell office:value-type="string" table:style-name="ce1">
            <text:p>El Ingeniero Civil del Politécnico Colombiano Jaime Isaza Cadavid es un profesional con formación integral y competencias para investigar y planear soluciones a los problemas que plantean las obras civiles; diseñar en forma segura, eficiente, económica y estética obras civiles; y supervisar y controlar el desarrollo de las obras previamente diseñadas, con el propósito de garantizar una correcta construcción y un eficaz mantenimiento durante su vida útil. El profesional de la Ingeniería Civil puede desempeñarse en el diseño, la construcción, la interventoría, la operación y el mantenimiento de obras civiles en la industria, en empresas del sector de la construcción o en instituciones del Estado. Igualmente puede desempeñarse como docente, consultor y asesor en la solución de problemas de ingeniería.</text:p>
          </table:table-cell>
          <table:table-cell table:number-columns-repeated="16375" table:style-name="ce3"/>
        </table:table-row>
        <table:table-row table:style-name="ro3">
          <table:table-cell office:value-type="float" office:value="8" table:style-name="ce1">
            <text:p>8</text:p>
          </table:table-cell>
          <table:table-cell office:value-type="string" table:style-name="ce1">
            <text:p>Ingeniería en Higiene y Seguridad Ocupacional</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 Ingeniero en Higiene y Seguridad Ocupacional</text:p>
          </table:table-cell>
          <table:table-cell office:value-type="string" table:style-name="ce1">
            <text:p>Ingenierías</text:p>
          </table:table-cell>
          <table:table-cell office:value-type="float" office:value="10" table:style-name="ce1">
            <text:p>10</text:p>
          </table:table-cell>
          <table:table-cell office:value-type="float" office:value="2949634" table:style-name="ce4">
            <text:p>2.949.634</text:p>
          </table:table-cell>
          <table:table-cell office:value-type="string" table:style-name="ce1">
            <text:p>Los procesos que se desarrollan en las empresas son susceptibles de sufrir pérdidas representadas en lesiones personales, enfermedades y daños a maquinaria, equipos e instalaciones. Estas circunstancias generan disminución en la productividad, deterioro en la calidad de los procesos y en la calidad de vida de la población trabajadora. La Ingeniería en Higiene y Seguridad Ocupacional es una herramienta estratégica para la formación de líderes orientados al desarrollo de planes que propicien la cultura del autocuidado en salud, la prevención, el control de riesgos en los ambientes de trabajo, la productividad y la calidad en las organizaciones.</text:p>
          </table:table-cell>
          <table:table-cell table:number-columns-repeated="16375" table:style-name="ce3"/>
        </table:table-row>
        <table:table-row table:style-name="ro6">
          <table:table-cell office:value-type="float" office:value="9" table:style-name="ce1">
            <text:p>9</text:p>
          </table:table-cell>
          <table:table-cell office:value-type="string" table:style-name="ce1">
            <text:p>Ingeniería Informática</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 Ingeniero Informático</text:p>
          </table:table-cell>
          <table:table-cell office:value-type="string" table:style-name="ce1">
            <text:p>Ingenierías</text:p>
          </table:table-cell>
          <table:table-cell office:value-type="float" office:value="10" table:style-name="ce1">
            <text:p>10</text:p>
          </table:table-cell>
          <table:table-cell office:value-type="float" office:value="2248531" table:style-name="ce4">
            <text:p>2.248.531</text:p>
          </table:table-cell>
          <table:table-cell office:value-type="string" table:style-name="ce1">
            <text:p>La Ingeniería Informática tiene como propósito formar profesionales en el campo de la informática con una sólida formación básica, con una elevada capacidad de análisis, un buen sentido de la lógica, una actitud crítica e innovadora y con destrezas interdisciplinarias para la generación de empresas informáticas, acordes con las necesidades del medio. La informática es la disciplina que se ocupa de la planeación, diseño, construcción, instalación, mantenimiento, soporte y conversión de sistemas de información. Esta disciplina se fundamenta en el modelamiento de una realidad que no se manipula físicamente y tiene por objeto central el manejo de la información de cualquier proceso con criterios de calidad y agregación de valor. El Ingeniero informático es el responsable de gestionar la tecnología de hardware, comunicaciones y software en la empresa, compatibilizando requerimientos con necesidades.</text:p>
          </table:table-cell>
          <table:table-cell table:number-columns-repeated="16375" table:style-name="ce3"/>
        </table:table-row>
        <table:table-row table:style-name="ro7">
          <table:table-cell office:value-type="float" office:value="10" table:style-name="ce1">
            <text:p>10</text:p>
          </table:table-cell>
          <table:table-cell office:value-type="string" table:style-name="ce1">
            <text:p>Licenciatura en Educación Básica con Énfasis en Educación Física, Recreación y Deportes</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 Licenciado en Educación Básica con Énfasis en Educación Física, Recreación y Deportes</text:p>
          </table:table-cell>
          <table:table-cell office:value-type="string" table:style-name="ce1">
            <text:p>Ciencias de la educación </text:p>
          </table:table-cell>
          <table:table-cell office:value-type="float" office:value="10" table:style-name="ce1">
            <text:p>10</text:p>
          </table:table-cell>
          <table:table-cell office:value-type="float" office:value="1431993" table:style-name="ce4">
            <text:p>1.431.993</text:p>
          </table:table-cell>
          <table:table-cell office:value-type="string" table:style-name="ce1">
            <text:p>La Licenciatura en Educación Básica con énfasis en Educación Física, Recreación y Deportes tiene como propósito contribuir a la formación de educadores capaces de afrontar los retos que les presenta un mundo en acelerada dinámica de cambio y de intervenir adecuadamente desde su saber disciplinar en la formación de niños y jóvenes que dentro de ese mundo optan por una mejor calidad de vida.</text:p>
          </table:table-cell>
          <table:table-cell table:number-columns-repeated="16375" table:style-name="ce3"/>
        </table:table-row>
        <table:table-row table:style-name="ro8">
          <table:table-cell office:value-type="float" office:value="11" table:style-name="ce1">
            <text:p>11</text:p>
          </table:table-cell>
          <table:table-cell office:value-type="string" table:style-name="ce1">
            <text:p>Profesional en Deporte</text:p>
          </table:table-cell>
          <table:table-cell office:value-type="float" office:value="1202741" table:style-name="ce1">
            <text:p>1202741</text:p>
          </table:table-cell>
          <table:table-cell office:value-type="float" office:value="10" table:style-name="ce1">
            <text:p>10</text:p>
          </table:table-cell>
          <table:table-cell office:value-type="string" table:style-name="ce1">
            <text:p>Profesional en Deporte</text:p>
          </table:table-cell>
          <table:table-cell office:value-type="string" table:style-name="ce1">
            <text:p>Ciencias de la salud</text:p>
          </table:table-cell>
          <table:table-cell office:value-type="float" office:value="10" table:style-name="ce1">
            <text:p>10</text:p>
          </table:table-cell>
          <table:table-cell office:value-type="float" office:value="1382696" table:style-name="ce4">
            <text:p>1.382.696</text:p>
          </table:table-cell>
          <table:table-cell office:value-type="string" table:style-name="ce1">
            <text:p>El Profesional en Deporte del Politécnico Colombiano Jaime Isaza Cadavid tiene formación integral sobre las características biológicas, fisiológicas y psicológicas del hombre en los distintos estados de su desarrollo; sobre el movimiento, el entrenamiento deportivo y los demás procesos de carácter técnico, y sobre la fundamentación básica de los deportes individuales, de pelota, de combate y mixtos.El Profesional en Deporte puede gestar su propia empresa deportiva, administrar programas y proyectos deportivos de organizaciones públicas y privadas, gerenciar ligas y/o clubes deportivos competitivos y de alto rendimiento, coordinar programas de mejoramiento de la condiciones de vida de la tercera edad, programas de formación deportiva para niños y jóvenes y programas de formación deportiva no formal en gimnasios, academias y clubes deportivos.El Profesional en Deporte puede desempeñarse como administrador y gestor deportivo, entrenador, instructor, preparador físico y kinesiólogo.</text:p>
          </table:table-cell>
          <table:table-cell table:number-columns-repeated="16375" table:style-name="ce3"/>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office:font-face-decls>
  <office:styles>
    <number:number-style style:name="N0">
      <number:number number:min-integer-digits="1"/>
    </number:number-style>
    <number:number-style style:name="N3">
      <number:number number:decimal-places="0" number:min-integer-digits="1" number:grouping="true"/>
    </number:number-style>
    <number:currency-style style:name="N36P0" number:language="es" number:country="CO">
      <number:currency-symbol number:language="es" number:country="CO">$</number:currency-symbol>
      <number:number number:decimal-places="2" number:min-integer-digits="1" number:grouping="true"/>
    </number:currency-style>
    <number:currency-style style:name="N36" number:language="es" number:country="CO">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aura  Vargas</meta:initial-creator>
    <dc:creator>Daniel Velásquez</dc:creator>
    <meta:creation-date>2014-11-24T22:26:10Z</meta:creation-date>
    <dc:date>2014-11-25T03:17:26Z</dc:date>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